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01015" officeooo:paragraph-rsid="00001015"/>
    </style:style>
    <style:style style:name="P2" style:family="paragraph" style:parent-style-name="Standard">
      <style:text-properties officeooo:rsid="00001015" officeooo:paragraph-rsid="0000f1c1"/>
    </style:style>
    <style:style style:name="P3" style:family="paragraph" style:parent-style-name="Standard">
      <style:text-properties officeooo:rsid="0000f1c1" officeooo:paragraph-rsid="0000f1c1"/>
    </style:style>
    <style:style style:name="P4" style:family="paragraph" style:parent-style-name="Standard">
      <style:text-properties officeooo:rsid="00021d89" officeooo:paragraph-rsid="00021d89"/>
    </style:style>
    <style:style style:name="P5" style:family="paragraph" style:parent-style-name="Standard">
      <style:text-properties style:font-name="Sauce Code Powerline" fo:font-size="6pt" officeooo:rsid="0000f1c1" officeooo:paragraph-rsid="0000f1c1" style:font-size-asian="5.25pt" style:font-size-complex="6pt"/>
    </style:style>
    <style:style style:name="P6" style:family="paragraph" style:parent-style-name="Standard">
      <style:text-properties style:font-name="Sauce Code Powerline" fo:font-size="6pt" officeooo:rsid="00021d89" officeooo:paragraph-rsid="00021d89" style:font-size-asian="5.25pt" style:font-size-complex="6pt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style:font-name="Sauce Code Powerline" fo:font-size="6pt" officeooo:rsid="00021d89" officeooo:paragraph-rsid="00021d89" style:font-size-asian="5.25pt" style:font-size-complex="6pt"/>
    </style:style>
    <style:style style:name="T1" style:family="text">
      <style:text-properties officeooo:rsid="0000f1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lämning 4 – Rickard Petersen</text:p>
      <text:p text:style-name="P1"/>
      <text:p text:style-name="P1">Det här var definitivt den mest tidskrävande uppgiften hittills. Och den mest frustrerande. <text:span text:style-name="T1">Men också den mest kreativa.</text:span></text:p>
      <text:p text:style-name="P1"/>
      <text:p text:style-name="P1">Jag började med att försöka hålla mig så mycket till bootstrap som möjligt i hopp om att lära mig maximalt. Men en del små punkter som stod i beskrivningen gjorde det i princip omöjligt hålla sig till det. Så jag fick modifiera och prova mig fram väldigt många gånger. Sen i slutet av veckan fick jag höra från andra elever att en del lösningar jag gjort inte skulle vara ok enligt dig. Så jag fick skriva om ännu mer.</text:p>
      <text:p text:style-name="P1"/>
      <text:p text:style-name="P1"><text:span text:style-name="T1">E</text:span>n del grejer är jag medveten om att det inte kommer att ge full poäng. Som t-ex sättet ”aktuella händelser” flyttar på sig osv.</text:p>
      <text:p text:style-name="P1"/>
      <text:p text:style-name="P2">Sen är jag inte h<text:span text:style-name="T1">ä</text:span>ller helt nöjd med min slutgiltiga lösning på hur Göteborg-stockholm bilden flyttas upp brevid ”tab-pane”. Helst hade jag velat hålla en gömd kopia av bilden <text:span text:style-name="T1">i ”</text:span>tab-pane” som hade en ”visible-md” på sig och sen <text:span text:style-name="T1">låta</text:span> den kopian som fanns i vad jag kallar ”Puff” <text:span text:style-name="T1">vara gömd</text:span>. </text:p>
      <text:p text:style-name="P2">Men hörde att det inte var ok, så nu fick jag offra dynamik för att hålla mig till ”Dry” metoden och spara 4 linjers kod-upprepning. Vilket jag inte är säker på att jag skulle <text:span text:style-name="T1">vilja</text:span> göra i ”riktiga världen”.</text:p>
      <text:p text:style-name="P1"/>
      <text:p text:style-name="P1">Sen i sista sekund upptäckte jag också en detalj i instruktionerna som <text:span text:style-name="T1">förvirrade</text:span> mig. Och det var hur du <text:span text:style-name="T1">refererade</text:span> till ”sm” och ”lg” nivåerna och vad som motsvarar <text:span text:style-name="T1">tablet-gränsen</text:span> och laptop-gränsen. För det <text:span text:style-name="T1">skiljer</text:span> sig lite hur bootstrap dokumentationen definierar vilken nivå som motsvarar vilken apparat. Men antar att det kanske är utdaterat på hemsidan och att tablets <text:span text:style-name="T1">nu </text:span>har fått större och större upplösning.</text:p>
      <text:p text:style-name="P1"/>
      <text:p text:style-name="P3">Allt som allt så önskar jag så här i efterhand att jag hade sett mer på text-beskrivningen än på bilderna och inte slösat så mycket tid och energi på att få allt bootstrap-snyggt.</text:p>
      <text:p text:style-name="P3"/>
      <text:p text:style-name="P3"/>
      <text:p text:style-name="P4">ps. </text:p>
      <text:p text:style-name="P4">Jag bifogar koden nedan. Men du kan också hämta den från dessa länkar: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6"><text:soft-page-break/>&lt;!DOCTYPE html&gt;</text:p>
      <text:p text:style-name="P6">&lt;html&gt;</text:p>
      <text:p text:style-name="P6">&lt;head&gt;</text:p>
      <text:p text:style-name="P6"><text:s text:c="4"/>&lt;title&gt;SJ&lt;/title&gt;</text:p>
      <text:p text:style-name="P6"/>
      <text:p text:style-name="P6"><text:s text:c="4"/>&lt;meta charset="UTF8" name="viewport" content="width=device-width, initial-scale=1"&gt;</text:p>
      <text:p text:style-name="P6"><text:s text:c="4"/></text:p>
      <text:p text:style-name="P6"><text:s text:c="4"/>&lt;!-- Latest compiled and minified CSS --&gt;</text:p>
      <text:p text:style-name="P6"><text:s text:c="4"/>&lt;link rel="stylesheet" href="https://maxcdn.bootstrapcdn.com/bootstrap/3.3.5/css/bootstrap.min.css"&gt;</text:p>
      <text:p text:style-name="P6"/>
      <text:p text:style-name="P6"><text:s text:c="4"/>&lt;!-- Optional theme --&gt;</text:p>
      <text:p text:style-name="P6"><text:s text:c="4"/>&lt;link rel="stylesheet" href="https://maxcdn.bootstrapcdn.com/bootstrap/3.3.5/css/bootstrap-theme.min.css"&gt;</text:p>
      <text:p text:style-name="P6"><text:s text:c="4"/>&lt;link rel="stylesheet" type="text/css" href="stylesheet.css"&gt;</text:p>
      <text:p text:style-name="P6">&lt;/head&gt;</text:p>
      <text:p text:style-name="P6">&lt;body&gt;</text:p>
      <text:p text:style-name="P6">&lt;!-- WRAPPER ====================================================================================== --&gt;</text:p>
      <text:p text:style-name="P6">&lt;div class="wrapper container-fluid"&gt;</text:p>
      <text:p text:style-name="P6"/>
      <text:p text:style-name="P6">&lt;!-- Header =================================================================================== --&gt;</text:p>
      <text:p text:style-name="P6">&lt;div class="row header"&gt; &lt;!-- header --&gt;</text:p>
      <text:p text:style-name="P6"><text:s text:c="8"/>&lt;a href="#" class="logoHead col-xs-8 row"&gt;</text:p>
      <text:p text:style-name="P6"><text:s text:c="16"/>&lt;img alt="image" src="http://www.sj.se/content/2/c4/01/05/logo-big.gif"&gt;</text:p>
      <text:p text:style-name="P6"><text:s text:c="8"/>&lt;/a&gt;</text:p>
      <text:p text:style-name="P6"><text:s text:c="8"/>&lt;div class="col-xs-4 hidden-sm hidden-md hidden-xs pull-right "&gt;</text:p>
      <text:p text:style-name="P6"><text:s text:c="12"/>&lt;div class="row"&gt;</text:p>
      <text:p text:style-name="P6"><text:s text:c="16"/>&lt;img class="pull-right headObj" alt="image" src="http://tusatrade.com/wp-content/uploads/2014/08/uk-flag.jpg"&gt;</text:p>
      <text:p text:style-name="P6"><text:s text:c="16"/>&lt;div class="input-group headObj pull-right"&gt;</text:p>
      <text:p text:style-name="P6"><text:s text:c="24"/>&lt;input class="form-control" placeholder="Ställ din fraga här"&gt;</text:p>
      <text:p text:style-name="P6"><text:s text:c="24"/>&lt;span class="orangeBG input-group-addon"&gt;Sök&lt;/span&gt;</text:p>
      <text:p text:style-name="P6"><text:s text:c="16"/>&lt;/div&gt;</text:p>
      <text:p text:style-name="P6"><text:s text:c="12"/>&lt;/div&gt;</text:p>
      <text:p text:style-name="P6"><text:s text:c="8"/>&lt;/div&gt;</text:p>
      <text:p text:style-name="P6"/>
      <text:p text:style-name="P6"><text:s text:c="8"/>&lt;div class="col-xs-12 hidden-xs panel panel-default btnGroupNav"&gt;&lt;!-- nav bar --&gt;</text:p>
      <text:p text:style-name="P6"><text:s text:c="12"/>&lt;div class="panel-body row"&gt; &lt;div class="row"&gt; &lt;!-- double row to kill side margin --&gt;</text:p>
      <text:p text:style-name="P6"><text:s text:c="20"/>&lt;div class="btn-group " role="group"&gt;</text:p>
      <text:p text:style-name="P6"><text:s text:c="24"/>&lt;button type="button" class="noborder <text:s text:c="2"/>btn btn-default"&gt;Köp Resa&lt;/button&gt;</text:p>
      <text:p text:style-name="P6"><text:s text:c="24"/>&lt;button type="button" class="borderLeft btn btn-default"&gt;Erbjudanden&lt;/button&gt;</text:p>
      <text:p text:style-name="P6"><text:s text:c="24"/>&lt;button type="button" class="borderLeft btn btn-default"&gt;SJ Prio&lt;/button&gt;</text:p>
      <text:p text:style-name="P6"><text:s text:c="24"/>&lt;button type="button" class="borderLeft btn btn-default"&gt;Trafikinfo&lt;/button&gt;</text:p>
      <text:p text:style-name="P6"><text:s text:c="24"/>&lt;button type="button" class="borderLeft btn btn-default"&gt;Kundservice&lt;/button&gt;</text:p>
      <text:p text:style-name="P6"><text:s text:c="24"/>&lt;button type="button" class="borderLeft borderRight btn btn-default"&gt;Om SJ&lt;/button&gt;</text:p>
      <text:p text:style-name="P6"><text:s text:c="20"/>&lt;/div&gt;</text:p>
      <text:p text:style-name="P6"><text:s text:c="20"/>&lt;div class="btn-group pull-right" role="group"&gt;</text:p>
      <text:p text:style-name="P6"><text:s text:c="24"/>&lt;button type="button" class="borderLeft btn btn-default"&gt;Skapa Konto&lt;/button&gt;</text:p>
      <text:p text:style-name="P6"><text:s text:c="24"/>&lt;button type="button" class="borderLeft btn btn-default"&gt;Logga In&lt;/button&gt;</text:p>
      <text:p text:style-name="P6"><text:s text:c="20"/>&lt;/div&gt;</text:p>
      <text:p text:style-name="P6"><text:s text:c="16"/>&lt;/div&gt;</text:p>
      <text:p text:style-name="P6"><text:s text:c="12"/>&lt;/div&gt;</text:p>
      <text:p text:style-name="P6"><text:s text:c="8"/>&lt;/div&gt;&lt;!-- nav bar end --&gt;</text:p>
      <text:p text:style-name="P6">&lt;/div&gt;</text:p>
      <text:p text:style-name="P6"/>
      <text:p text:style-name="P6">&lt;!-- main <text:s/>====================================================================================== --&gt;</text:p>
      <text:p text:style-name="P6">&lt;div class="row "&gt; &lt;div class="row "&gt; <text:s/>&lt;!-- double row too kill the side margin again --&gt;</text:p>
      <text:p text:style-name="P6"/>
      <text:p text:style-name="P6">&lt;!-- leftSide =========================================== --&gt;</text:p>
      <text:p text:style-name="P6">&lt;div class="col-lg-8"&gt; </text:p>
      <text:p text:style-name="P6"><text:s/>&lt;div class="row greyBgTab"&gt;</text:p>
      <text:p text:style-name="P6"><text:s text:c="2"/>&lt;div class="col-lg-12"&gt;&lt;!-- tabs --&gt;</text:p>
      <text:p text:style-name="P6"><text:s text:c="8"/>&lt;ul class="nav nav-pills nav-justified" data-tabs="tabs"&gt;</text:p>
      <text:p text:style-name="P6"><text:s text:c="11"/>&lt;li class="active"&gt; <text:s text:c="2"/>&lt;a data-toggle="tab" href="#menu1"&gt;Köp Resa&lt;/a&gt;&lt;/li&gt;</text:p>
      <text:p text:style-name="P6"><text:s text:c="11"/>&lt;li&gt; <text:s text:c="17"/>&lt;a data-toggle="tab" href="#menu2"&gt;Sista Minuten&lt;/a&gt;&lt;/li&gt;</text:p>
      <text:p text:style-name="P6"><text:s text:c="11"/>&lt;li class="hidden-xs"&gt;&lt;a data-toggle="tab" href="#menu3"&gt;Lågpriskalender&lt;/a&gt;&lt;/li&gt;</text:p>
      <text:p text:style-name="P6"><text:s text:c="11"/>&lt;li&gt; <text:s text:c="17"/>&lt;a data-toggle="tab" href="#menu4"&gt;Pendlar &amp;amp; Arskort&lt;/a&gt;&lt;/li&gt;</text:p>
      <text:p text:style-name="P6"><text:s text:c="11"/>&lt;li&gt; <text:s text:c="17"/>&lt;a data-toggle="tab" href="#menu5"&gt;Visa/Ändra resa&lt;/a&gt;&lt;/li&gt;</text:p>
      <text:p text:style-name="P6"><text:s text:c="8"/>&lt;/ul&gt;</text:p>
      <text:p text:style-name="P6"><text:s text:c="2"/>&lt;/div&gt; &lt;!-- tabs ends --&gt;</text:p>
      <text:p text:style-name="P6"/>
      <text:p text:style-name="P6"><text:s text:c="2"/>&lt;div class="col-lg-12 col-sm-9"&gt;&lt;!-- tabs content --&gt;</text:p>
      <text:p text:style-name="P6"><text:s text:c="10"/>&lt;div class="greyBg tab-content"&gt;</text:p>
      <text:p text:style-name="P6"><text:s text:c="12"/>&lt;div id="menu1" class="tab-pane active"&gt;</text:p>
      <text:p text:style-name="P6"><text:s text:c="20"/>&lt;div class="row"&gt;</text:p>
      <text:p text:style-name="P6"><text:s text:c="23"/>&lt;div class="col-xs-10 col-xs-offset-1 col-sm-offset-0 col-sm-6 col-lg-8 "&gt; &lt;!-- inputHolder holder --&gt; </text:p>
      <text:p text:style-name="P6"><text:s text:c="28"/>&lt;div class="inputHolder smallMargin row form-group"&gt; &lt;!-- Text input --&gt;</text:p>
      <text:p text:style-name="P6"><text:s text:c="31"/>&lt;div class="col-xs-12 col-sm-6 input" &gt;</text:p>
      <text:p text:style-name="P6"><text:s text:c="34"/>&lt;div&gt; </text:p>
      <text:p text:style-name="P6"><text:s text:c="36"/>&lt;label for="fran"&gt; Från&lt;/label&gt;</text:p>
      <text:p text:style-name="P6"><text:s text:c="36"/>&lt;input <text:s/>id="fran" type="TEXT" class="input-sm form-control"</text:p>
      <text:p text:style-name="P6"><text:s text:c="41"/>placeholder="ex Nässjö C, Hötorget T-bana"&gt; </text:p>
      <text:p text:style-name="P6"><text:s text:c="34"/>&lt;/div&gt;</text:p>
      <text:p text:style-name="P6"><text:s text:c="31"/>&lt;/div&gt;</text:p>
      <text:p text:style-name="P6"><text:s text:c="31"/>&lt;div class="col-xs-12 col-sm-6 input" &gt;</text:p>
      <text:p text:style-name="P6"><text:s text:c="34"/>&lt;div&gt; </text:p>
      <text:p text:style-name="P6"><text:s text:c="36"/>&lt;label for="till"&gt;Till &lt;/label&gt;</text:p>
      <text:p text:style-name="P6"><text:s text:c="36"/>&lt;input <text:s/>id="till" type="TEXT" class="input-sm form-control"</text:p>
      <text:p text:style-name="P6"><text:soft-page-break/><text:s text:c="41"/>placeholder="ex Karlstad C, Eksjö"&gt; </text:p>
      <text:p text:style-name="P6"><text:s text:c="34"/>&lt;/div&gt;</text:p>
      <text:p text:style-name="P6"><text:s text:c="31"/>&lt;/div&gt;</text:p>
      <text:p text:style-name="P6"><text:s text:c="28"/>&lt;/div&gt; </text:p>
      <text:p text:style-name="P6"><text:s text:c="2"/></text:p>
      <text:p text:style-name="P6"><text:s text:c="28"/>&lt;div class="row smallMargin inputHolder" &gt; <text:s/>&lt;!-- dropdowns --&gt;</text:p>
      <text:p text:style-name="P6"><text:s text:c="31"/>&lt;div class="col-sm-6 col-lg-6"&gt; <text:s/></text:p>
      <text:p text:style-name="P6"><text:s text:c="34"/>&lt;label for="avresa"&gt;&lt;span class="glyphicon glyphicon-circle-arrow-right"&gt;&lt;/span&gt; </text:p>
      <text:p text:style-name="P6"><text:s text:c="42"/>Avresa&lt;/label&gt;</text:p>
      <text:p text:style-name="P6"><text:s text:c="34"/>&lt;div id="avresa" &gt;</text:p>
      <text:p text:style-name="P6"><text:s text:c="42"/>&lt;button type="button" class="col-xs-8 btn btn-default dropdown-toggle" </text:p>
      <text:p text:style-name="P6"><text:s text:c="46"/>data-toggle="dropdown"&gt; Avgång &lt;div class="caret"&gt;&lt;/div&gt;&lt;/button&gt;</text:p>
      <text:p text:style-name="P6"><text:s text:c="42"/>&lt;button type="button" class="col-xs-4 btn btn-default dropdown-toggle"</text:p>
      <text:p text:style-name="P6"><text:s text:c="46"/>data-toggle="dropdown"&gt; 11:00 &lt;div class="caret"&gt;&lt;/div&gt;&lt;/button&gt;</text:p>
      <text:p text:style-name="P6"><text:s text:c="34"/>&lt;/div&gt;</text:p>
      <text:p text:style-name="P6"><text:s text:c="31"/>&lt;/div&gt;</text:p>
      <text:p text:style-name="P6"><text:s text:c="31"/>&lt;div class="col-sm-6 col-lg-6"&gt; <text:s/></text:p>
      <text:p text:style-name="P6"><text:s text:c="34"/>&lt;label for="aterresa"&gt;&lt;span class="glyphicon glyphicon-circle-arrow-left"&gt;&lt;/span&gt;</text:p>
      <text:p text:style-name="P6"><text:s text:c="42"/>Aterresa&lt;/label&gt;</text:p>
      <text:p text:style-name="P6"><text:s text:c="34"/>&lt;div id="aterresa" &gt;</text:p>
      <text:p text:style-name="P6"><text:s text:c="42"/>&lt;button type="button" class="col-xs-8 btn btn-default dropdown-toggle" </text:p>
      <text:p text:style-name="P6"><text:s text:c="46"/>data-toggle="dropdown"&gt; Ingen &lt;div class="caret"&gt;&lt;/div&gt;&lt;/button&gt;</text:p>
      <text:p text:style-name="P6"><text:s text:c="42"/>&lt;button type="button" class="col-xs-4 btn btn-default dropdown-toggle"</text:p>
      <text:p text:style-name="P6"><text:s text:c="46"/>data-toggle="dropdown"&gt; 11:00 &lt;div class="caret"&gt;&lt;/div&gt;&lt;/button&gt;</text:p>
      <text:p text:style-name="P6"><text:s text:c="34"/>&lt;/div&gt;</text:p>
      <text:p text:style-name="P6"><text:s text:c="31"/>&lt;/div&gt;</text:p>
      <text:p text:style-name="P6"><text:s text:c="27"/>&lt;/div&gt;</text:p>
      <text:p text:style-name="P6"><text:s text:c="24"/>&lt;/div&gt; &lt;!-- inputHolder holder --&gt; </text:p>
      <text:p text:style-name="P6"><text:s text:c="2"/></text:p>
      <text:p text:style-name="P6"><text:s text:c="24"/>&lt;div class="hidden-xs col-sm-6 col-lg-4 "&gt;</text:p>
      <text:p text:style-name="P6"><text:s text:c="28"/>&lt;h5&gt; Tåg Göteborg - Stockholm &lt;/h5&gt;</text:p>
      <text:p text:style-name="P6"><text:s text:c="28"/>&lt;p&gt;SJ kör snabbaste tågresan mellan Stockholm och Göteborg. </text:p>
      <text:p text:style-name="P6"><text:s text:c="32"/>Res med X 2000 på 2 timmar och 50 minuter.&lt;/p&gt; </text:p>
      <text:p text:style-name="P6"><text:s text:c="28"/>&lt;button type="button" class="btn orangeBG pull-right"&gt;Gå Vidare&lt;/button&gt;</text:p>
      <text:p text:style-name="P6"><text:s text:c="24"/>&lt;/div&gt;</text:p>
      <text:p text:style-name="P6"><text:s text:c="20"/>&lt;/div&gt;</text:p>
      <text:p text:style-name="P6"><text:s text:c="12"/>&lt;/div&gt;</text:p>
      <text:p text:style-name="P6"><text:s text:c="10"/>&lt;/div&gt;</text:p>
      <text:p text:style-name="P6"><text:s text:c="2"/>&lt;/div&gt;</text:p>
      <text:p text:style-name="P6"/>
      <text:p text:style-name="P6"><text:s text:c="2"/>&lt;!-- puff holder --&gt;</text:p>
      <text:p text:style-name="P6"><text:s text:c="2"/>&lt;div class="col-lg-12 puff col-sm-3"&gt;</text:p>
      <text:p text:style-name="P6"><text:s text:c="3"/>&lt;div class="hidden-xs "&gt; </text:p>
      <text:p text:style-name="P6"><text:s text:c="8"/>&lt;div class="panel-body greyBg "&gt;</text:p>
      <text:p text:style-name="P6"><text:s text:c="12"/>&lt;div class="col-sm-2 col-lg-4"&gt;</text:p>
      <text:p text:style-name="P6"><text:s text:c="16"/>&lt;img class="sneakyImg" alt="image" src="http://www.sj.se/content/1/c6/17/39/74/Lagpriskalender_2015_166x166.jpg"&gt;</text:p>
      <text:p text:style-name="P6"><text:s text:c="16"/>&lt;h5 <text:s/>class="hidden-sm hidden-md"&gt;Lågpriskalender&lt;/h5&gt;</text:p>
      <text:p text:style-name="P6"><text:s text:c="16"/>&lt;p <text:s text:c="2"/>class="hidden-sm hidden-md"&gt;Här hittar du de billigaste priserna till populära resmål.&lt;/p&gt;</text:p>
      <text:p text:style-name="P6"><text:s text:c="16"/>&lt;a <text:s text:c="2"/>class="hidden-sm hidden-md" href="#"&gt;Hitta billiga biljetter&lt;/a&gt;</text:p>
      <text:p text:style-name="P6"><text:s text:c="12"/>&lt;/div&gt;</text:p>
      <text:p text:style-name="P6"><text:s text:c="12"/>&lt;div class="hidden-sm hidden-md"&gt;</text:p>
      <text:p text:style-name="P6"><text:s text:c="20"/>&lt;div class="col-sm-2 col-lg-4"&gt;</text:p>
      <text:p text:style-name="P6"><text:s text:c="24"/>&lt;img alt="image" src="http://www.sj.se/content/1/c6/17/12/09/Student_2015_166x166.jpg"&gt;</text:p>
      <text:p text:style-name="P6"><text:s text:c="24"/>&lt;h5&gt;Student &amp;amp; ungdom&lt;/h5&gt;</text:p>
      <text:p text:style-name="P6"><text:s text:c="24"/>&lt;p&gt; Sista minuten-resor från 155 kr och mycket annat. Ta tåget!&lt;/p&gt;</text:p>
      <text:p text:style-name="P6"><text:s text:c="24"/>&lt;a href="#"&gt;Hitta Erbjudanden&lt;/a&gt;</text:p>
      <text:p text:style-name="P6"><text:s text:c="20"/>&lt;/div&gt;</text:p>
      <text:p text:style-name="P6"><text:s text:c="20"/>&lt;div class="col-sm-2 col-lg-4"&gt;</text:p>
      <text:p text:style-name="P6"><text:s text:c="24"/>&lt;img alt="image" src="http://www.sj.se/content/1/c6/17/12/23/SJBiz_man_pa_tag_166x166.jpg"&gt;</text:p>
      <text:p text:style-name="P6"><text:s text:c="24"/>&lt;h5&gt;SJ Biz för företag&lt;/h5&gt;</text:p>
      <text:p text:style-name="P6"><text:s text:c="24"/>&lt;p&gt; Flexibla företagsresor med personlig service.&lt;/p&gt;</text:p>
      <text:p text:style-name="P6"><text:s text:c="24"/>&lt;a href="#"&gt;Gå med i SJ Biiz&lt;/a&gt;</text:p>
      <text:p text:style-name="P6"><text:s text:c="20"/>&lt;/div&gt;</text:p>
      <text:p text:style-name="P6"><text:s text:c="12"/>&lt;/div&gt;</text:p>
      <text:p text:style-name="P6"><text:s text:c="7"/>&lt;/div&gt;</text:p>
      <text:p text:style-name="P6"><text:s text:c="3"/>&lt;/div&gt;</text:p>
      <text:p text:style-name="P6"><text:s text:c="2"/>&lt;/div&gt; &lt;!-- puff end --&gt;</text:p>
      <text:p text:style-name="P6"/>
      <text:p text:style-name="P6"><text:s text:c="2"/>&lt;!-- reklam --&gt;</text:p>
      <text:p text:style-name="P6"><text:s text:c="2"/>&lt;div class="col-lg-12"&gt;</text:p>
      <text:p text:style-name="P6"><text:s text:c="3"/>&lt;div class="panel panel-default hidden-xs hidden-sm hidden-md" &gt; </text:p>
      <text:p text:style-name="P6"><text:s text:c="4"/>&lt;div class="panel-heading "&gt;</text:p>
      <text:p text:style-name="P6"><text:s text:c="12"/>&lt;h6 class="panel-titel"&gt;Erbjudanden fran SJ&lt;/h6&gt;</text:p>
      <text:p text:style-name="P6"><text:s text:c="4"/>&lt;/div&gt;</text:p>
      <text:p text:style-name="P6"><text:s text:c="4"/>&lt;div class="panel-body greyBg " &gt;</text:p>
      <text:p text:style-name="P6"><text:s text:c="12"/>&lt;div class="col-sm-2 col-lg-4"&gt;</text:p>
      <text:p text:style-name="P6"><text:s text:c="16"/>&lt;img alt="image" src="http://www.sj.se/content/1/c6/17/12/13/ABBA_-166x166.jpg"&gt;</text:p>
      <text:p text:style-name="P6"><text:s text:c="16"/>&lt;h5&gt;Walk in. Dance Out&lt;/h5&gt;</text:p>
      <text:p text:style-name="P6"><text:s text:c="16"/>&lt;p&gt; Här bokar du tid och köper etré biljetter till ABBA the Museum.&lt;/p&gt;</text:p>
      <text:p text:style-name="P6"><text:s text:c="16"/>&lt;a href="#"&gt;Köp billjet här&lt;/a&gt;</text:p>
      <text:p text:style-name="P6"><text:s text:c="12"/>&lt;/div&gt;</text:p>
      <text:p text:style-name="P6"><text:s text:c="12"/>&lt;div class="col-sm-2 col-lg-4"&gt;</text:p>
      <text:p text:style-name="P6"><text:s text:c="16"/>&lt;img alt="image" src="http://www.sj.se/content/1/c6/17/65/65/Utland_166x166.jpg"&gt;</text:p>
      <text:p text:style-name="P6"><text:s text:c="16"/>&lt;h5&gt;Resa med tag i utlandet&lt;/h5&gt;</text:p>
      <text:p text:style-name="P6"><text:s text:c="16"/>&lt;p&gt; Här kan du köpa alla typer av Internationella tagbilljetter och kort&lt;/p&gt;</text:p>
      <text:p text:style-name="P6"><text:soft-page-break/><text:s text:c="16"/>&lt;a href="#"&gt;Köp din utlandsresa här&lt;/a&gt;</text:p>
      <text:p text:style-name="P6"><text:s text:c="12"/>&lt;/div&gt;</text:p>
      <text:p text:style-name="P6"><text:s text:c="12"/>&lt;div class="col-sm-2 col-lg-4"&gt;</text:p>
      <text:p text:style-name="P6"><text:s text:c="16"/>&lt;img alt="image" src="http://www.sj.se/content/1/c6/17/61/49/ScandicRubinen_2015.jpg"&gt;</text:p>
      <text:p text:style-name="P6"><text:s text:c="16"/>&lt;h5&gt;Boka hotell&lt;/h5&gt;</text:p>
      <text:p text:style-name="P6"><text:s text:c="16"/>&lt;p&gt; Vi samarbetar med Expedia som har ett stort hotellutbud i alla prisklasser.&lt;/p&gt;</text:p>
      <text:p text:style-name="P6"><text:s text:c="16"/>&lt;a href="#"&gt;Boka hotell här&lt;/a&gt;</text:p>
      <text:p text:style-name="P6"><text:s text:c="12"/>&lt;/div&gt;</text:p>
      <text:p text:style-name="P6"><text:s text:c="4"/>&lt;/div&gt;</text:p>
      <text:p text:style-name="P6"/>
      <text:p text:style-name="P6"><text:s text:c="3"/>&lt;/div&gt;</text:p>
      <text:p text:style-name="P6"><text:s text:c="2"/>&lt;/div&gt; &lt;!-- reklam <text:s/>end --&gt;</text:p>
      <text:p text:style-name="P6"><text:s/>&lt;/div&gt;</text:p>
      <text:p text:style-name="P6">&lt;/div&gt; &lt;!-- leftSide end--&gt;</text:p>
      <text:p text:style-name="P6"/>
      <text:p text:style-name="P6">&lt;!-- rightSide ================================================================== --&gt;</text:p>
      <text:p text:style-name="P6">&lt;div class="col-lg-4" &gt; </text:p>
      <text:p text:style-name="P6"><text:s text:c="8"/>&lt;div class="row hidden-lg "&gt;</text:p>
      <text:p text:style-name="P6"><text:s text:c="11"/>&lt;img alt="image" class="col-lg-12 col-sm-6 col-xs-12 BottomMargin"</text:p>
      <text:p text:style-name="P6"><text:s text:c="15"/>src="http://www.sj.se/content/1/c6/17/67/64/SJ_se_365x254_150805_2.jpg"&gt;</text:p>
      <text:p text:style-name="P6"><text:s text:c="11"/>&lt;img alt="image" class="col-lg-12 col-sm-6 hidden-xs BottomMargin"</text:p>
      <text:p text:style-name="P6"><text:s text:c="15"/>src="http://www.sj.se/content/1/c6/17/69/24/SJP_7995_Mediaportal_sj.se_365x254_brollop.jpg"&gt;</text:p>
      <text:p text:style-name="P6"><text:s text:c="8"/>&lt;/div&gt;</text:p>
      <text:p text:style-name="P6"/>
      <text:p text:style-name="P6"><text:s text:c="8"/>&lt;div class="row"&gt; &lt;!-- aktuell info --&gt;</text:p>
      <text:p text:style-name="P6"><text:s text:c="10"/>&lt;div class="col-xs-12"&gt; </text:p>
      <text:p text:style-name="P6"><text:s text:c="11"/>&lt;div class="panel panel-default yellowPanel"&gt;</text:p>
      <text:p text:style-name="P6"><text:s text:c="14"/>&lt;div class="panel-heading"&gt;</text:p>
      <text:p text:style-name="P6"><text:s text:c="16"/>&lt;h6 class="panel-titel"&gt;</text:p>
      <text:p text:style-name="P6"><text:s text:c="24"/>&lt;span class="glyphicon glyphicon-exclamation-sign"&gt;&lt;/span&gt; </text:p>
      <text:p text:style-name="P6"><text:s text:c="24"/>Aktuell information</text:p>
      <text:p text:style-name="P6"><text:s text:c="16"/>&lt;/h6&gt;</text:p>
      <text:p text:style-name="P6"><text:s text:c="14"/>&lt;/div&gt;</text:p>
      <text:p text:style-name="P6"><text:s text:c="14"/>&lt;div class="panel-body"&gt;</text:p>
      <text:p text:style-name="P6"><text:s text:c="16"/>&lt;h5&gt; Just nu reser extra många med SJs tåg &lt;/h5&gt;</text:p>
      <text:p text:style-name="P6"><text:s text:c="16"/>&lt;p&gt;Människor på flykt har i större antal än tidigare </text:p>
      <text:p text:style-name="P6"><text:s text:c="16"/>sökt sig till Sverige under de senaste veckorna. </text:p>
      <text:p text:style-name="P6"><text:s text:c="16"/>Många av dem reser med SJs tåg. <text:s/>Vi utökar vår </text:p>
      <text:p text:style-name="P6"><text:s text:c="16"/>kapacitet på de linjer där efterfrågan är stor.</text:p>
      <text:p text:style-name="P6"><text:s text:c="16"/>Vi hoppas på förståelse för att det ändå kan bli trångt på vissa tåg.</text:p>
      <text:p text:style-name="P6"><text:s text:c="16"/>Vid resa med SJ tåg behövs en biljett innan ombordstigning. <text:s/>&lt;/p&gt; </text:p>
      <text:p text:style-name="P6"><text:s text:c="16"/>&lt;div class="hidden-xs"&gt;&lt;hr/&gt;</text:p>
      <text:p text:style-name="P6"><text:s text:c="16"/>&lt;h5&gt;Använder du Safari som webbläsare?&lt;/h5&gt;</text:p>
      <text:p text:style-name="P6"><text:s text:c="16"/>&lt;p&gt;Vi rekommenderar att du använder en annan webbläsare eftersom det ibland </text:p>
      <text:p text:style-name="P6"><text:s text:c="16"/>kan visas en felsida vid betalning trots att betalningen har genomförts. </text:p>
      <text:p text:style-name="P6"><text:s text:c="16"/>Vi arbetar för att lösa detta. &lt;/p&gt; &lt;/div&gt;</text:p>
      <text:p text:style-name="P6"><text:s text:c="14"/>&lt;/div&gt;</text:p>
      <text:p text:style-name="P6"><text:s text:c="11"/>&lt;/div&gt;</text:p>
      <text:p text:style-name="P6"><text:s text:c="9"/>&lt;/div&gt;</text:p>
      <text:p text:style-name="P6"><text:s text:c="8"/>&lt;/div&gt;</text:p>
      <text:p text:style-name="P6"/>
      <text:p text:style-name="P6"><text:s text:c="8"/>&lt;div class="row hidden-xs hidden-sm hidden-md"&gt;</text:p>
      <text:p text:style-name="P6"><text:s text:c="16"/>&lt;img alt="image" class="col-lg-12 col-sm-6 col-xs-12 BottomMargin"</text:p>
      <text:p text:style-name="P6"><text:s text:c="21"/>src="http://www.sj.se/content/1/c6/17/67/64/SJ_se_365x254_150805_2.jpg"&gt;</text:p>
      <text:p text:style-name="P6"><text:s text:c="16"/>&lt;img alt="image" class="col-lg-12 col-sm-6 hidden-xs BottomMargin"</text:p>
      <text:p text:style-name="P6"><text:s text:c="21"/>src="http://www.sj.se/content/1/c6/17/69/24/SJP_7995_Mediaportal_sj.se_365x254_brollop.jpg"&gt;</text:p>
      <text:p text:style-name="P6"><text:s text:c="8"/>&lt;/div&gt;</text:p>
      <text:p text:style-name="P6"><text:s text:c="2"/>&lt;/div&gt; &lt;!-- rightSide end --&gt;</text:p>
      <text:p text:style-name="P6">&lt;/div&gt; &lt;/div&gt; &lt;!-- main end --&gt;</text:p>
      <text:p text:style-name="P6"/>
      <text:p text:style-name="P6">&lt;!-- FOOTER =========================================================================================== --&gt;</text:p>
      <text:p text:style-name="P6">&lt;div class="row footer"&gt; <text:s/></text:p>
      <text:p text:style-name="P6"><text:s text:c="8"/>&lt;div class="col-xs-12"&gt;</text:p>
      <text:p text:style-name="P6"><text:s text:c="16"/>&lt;hr class="fatHr row"&gt;</text:p>
      <text:p text:style-name="P6"><text:s text:c="8"/>&lt;/div&gt;</text:p>
      <text:p text:style-name="P6"/>
      <text:p text:style-name="P6"><text:s text:c="8"/>&lt;div class="col-sm-3 col-lg-2 col-lg-offset-1"&gt;</text:p>
      <text:p text:style-name="P6"><text:s text:c="16"/>&lt;h5&gt;Köp resa&lt;/h5&gt;</text:p>
      <text:p text:style-name="P6"><text:s text:c="16"/>&lt;ul&gt;</text:p>
      <text:p text:style-name="P6"><text:s text:c="24"/>&lt;li&gt;&lt;a href="#"&gt;Köp tagbiljett&lt;/a&gt;&lt;/li&gt;</text:p>
      <text:p text:style-name="P6"><text:s text:c="24"/>&lt;li&gt;&lt;a href="#"&gt;SJ Biz och avtalsresor&lt;/a&gt;&lt;/li&gt;</text:p>
      <text:p text:style-name="P6"><text:s text:c="24"/>&lt;li&gt;&lt;a href="#"&gt;Pendlarresor&lt;/a&gt;&lt;/li&gt;</text:p>
      <text:p text:style-name="P6"><text:s text:c="24"/>&lt;li&gt;&lt;a href="#"&gt;SJ Charter&lt;/a&gt;&lt;/li&gt;</text:p>
      <text:p text:style-name="P6"><text:s text:c="24"/>&lt;li&gt;&lt;a href="#"&gt;SJ Gruppresor&lt;/a&gt;&lt;/li&gt;</text:p>
      <text:p text:style-name="P6"><text:s text:c="24"/>&lt;li&gt;&lt;a href="#"&gt;Avboka och omboka&lt;/a&gt;&lt;/li&gt;</text:p>
      <text:p text:style-name="P6"><text:s text:c="24"/>&lt;li&gt;&lt;a href="#"&gt;Boka hotell&lt;/a&gt;&lt;/li&gt;</text:p>
      <text:p text:style-name="P6"><text:s text:c="24"/>&lt;li&gt;&lt;a href="#"&gt;Till och fran taget&lt;/a&gt;&lt;/li&gt;</text:p>
      <text:p text:style-name="P6"><text:s text:c="16"/>&lt;/ul&gt;</text:p>
      <text:p text:style-name="P6"><text:s text:c="8"/>&lt;/div&gt;</text:p>
      <text:p text:style-name="P6"><text:s text:c="8"/>&lt;div class="col-sm-3 col-lg-2 hidden-xs"&gt;</text:p>
      <text:p text:style-name="P6"><text:s text:c="16"/>&lt;h5&gt;SJ Prio&lt;/h5&gt;</text:p>
      <text:p text:style-name="P6"><text:s text:c="16"/>&lt;p&gt; <text:s/>Som medlem i SJ Prio får du poäng på dina resor och </text:p>
      <text:p text:style-name="P6"><text:s text:c="16"/>andra inköp Bli medlem i SJ Prio Erbjudanden förmåner &lt;/p&gt;</text:p>
      <text:p text:style-name="P6"><text:s text:c="8"/>&lt;/div&gt;</text:p>
      <text:p text:style-name="P6"><text:s text:c="8"/>&lt;div class="col-sm-3 col-lg-2 hidden-xs"&gt;</text:p>
      <text:p text:style-name="P6"><text:soft-page-break/><text:s text:c="16"/>&lt;h5&gt;Mer om SJ&lt;/h5&gt;</text:p>
      <text:p text:style-name="P6"><text:s text:c="16"/>&lt;ul&gt;</text:p>
      <text:p text:style-name="P6"><text:s text:c="24"/>&lt;li&gt;&lt;a href="#"&gt;Nyhetsrummet&lt;/a&gt;&lt;/li&gt;</text:p>
      <text:p text:style-name="P6"><text:s text:c="24"/>&lt;li&gt;&lt;a href="#"&gt;Jobba hoss oss&lt;/a&gt;&lt;/li&gt;</text:p>
      <text:p text:style-name="P6"><text:s text:c="24"/>&lt;li&gt;&lt;a href="#"&gt;Vart miljöarbete&lt;/a&gt;&lt;/li&gt;</text:p>
      <text:p text:style-name="P6"><text:s text:c="24"/>&lt;li&gt;&lt;a href="#"&gt;Funktionshinder&lt;/a&gt;&lt;/li&gt;</text:p>
      <text:p text:style-name="P6"><text:s text:c="24"/>&lt;li&gt;&lt;a href="#"&gt;Tidningen Kupe&lt;/a&gt;&lt;/li&gt;</text:p>
      <text:p text:style-name="P6"><text:s text:c="24"/>&lt;li&gt;&lt;a href="#"&gt;Produktplacering&lt;/a&gt;&lt;/li&gt;</text:p>
      <text:p text:style-name="P6"><text:s text:c="24"/>&lt;li&gt;&lt;a href="#"&gt;Punktlighet&lt;/a&gt;&lt;/li&gt;</text:p>
      <text:p text:style-name="P6"><text:s text:c="24"/>&lt;li&gt;&lt;a href="#"&gt;Resevilkoren&lt;/a&gt;&lt;/li&gt;</text:p>
      <text:p text:style-name="P6"><text:s text:c="16"/>&lt;/ul&gt;</text:p>
      <text:p text:style-name="P6"><text:s text:c="8"/>&lt;/div&gt;</text:p>
      <text:p text:style-name="P6"><text:s text:c="8"/>&lt;div class="col-sm-3 col-lg-2 hidden-xs"&gt;</text:p>
      <text:p text:style-name="P6"><text:s text:c="16"/>&lt;h5&gt;Köp resa&lt;/h5&gt;</text:p>
      <text:p text:style-name="P6"><text:s text:c="16"/>&lt;ul&gt;</text:p>
      <text:p text:style-name="P6"><text:s text:c="24"/>&lt;li&gt;&lt;a href="#"&gt;Tidtabeller&lt;/a&gt;&lt;/li&gt;</text:p>
      <text:p text:style-name="P6"><text:s text:c="24"/>&lt;li&gt;&lt;a href="#"&gt;Visa andra resa&lt;/a&gt;&lt;/li&gt;</text:p>
      <text:p text:style-name="P6"><text:s text:c="24"/>&lt;li&gt;&lt;a href="#"&gt;Trafikinfo&lt;/a&gt;&lt;/li&gt;</text:p>
      <text:p text:style-name="P6"><text:s text:c="24"/>&lt;li&gt;&lt;a href="#"&gt;Logga in&lt;/a&gt;&lt;/li&gt;</text:p>
      <text:p text:style-name="P6"><text:s text:c="24"/>&lt;li&gt;&lt;a href="#"&gt;Mobilapp&lt;/a&gt;&lt;/li&gt;</text:p>
      <text:p text:style-name="P6"><text:s text:c="24"/>&lt;li&gt;&lt;a href="#"&gt;mobil.sj.se&lt;/a&gt;&lt;/li&gt;</text:p>
      <text:p text:style-name="P6"><text:s text:c="16"/>&lt;/ul&gt;</text:p>
      <text:p text:style-name="P6"><text:s text:c="8"/>&lt;/div&gt;</text:p>
      <text:p text:style-name="P6"><text:s text:c="8"/>&lt;div class="col-sm-3 col-lg-2 hidden-xs hidden-sm hidden-md"&gt;</text:p>
      <text:p text:style-name="P6"><text:s text:c="16"/>&lt;h5&gt;Köp resa&lt;/h5&gt;</text:p>
      <text:p text:style-name="P6"><text:s text:c="16"/>&lt;ul&gt;</text:p>
      <text:p text:style-name="P6"><text:s text:c="24"/>&lt;li&gt;&lt;a href="#"&gt;Fragor coh svar&lt;/a&gt;&lt;/li&gt;</text:p>
      <text:p text:style-name="P6"><text:s text:c="24"/>&lt;li&gt;&lt;a href="#"&gt;Kontakta Oss&lt;/a&gt;&lt;/li&gt;</text:p>
      <text:p text:style-name="P6"><text:s text:c="24"/>&lt;li&gt;&lt;a href="#"&gt;Följ oss pa twitter&lt;/a&gt;&lt;/li&gt;</text:p>
      <text:p text:style-name="P6"><text:s text:c="24"/>&lt;li&gt;&lt;a href="#"&gt;Besök oss pa facebook&lt;/a&gt;&lt;/li&gt;</text:p>
      <text:p text:style-name="P6"><text:s text:c="24"/>&lt;li&gt;&lt;a href="#"&gt;vara filmer pa YouTube&lt;/a&gt;&lt;/li&gt;</text:p>
      <text:p text:style-name="P6"><text:s text:c="24"/>&lt;li&gt;&lt;a href="#"&gt;Medarbetare pa Instagram&lt;/a&gt;&lt;/li&gt;</text:p>
      <text:p text:style-name="P6"><text:s text:c="24"/>&lt;li&gt;&lt;a href="#"&gt;Ansök om ersättning vid försening&lt;/a&gt;&lt;/li&gt;</text:p>
      <text:p text:style-name="P6"><text:s text:c="16"/>&lt;/ul&gt;</text:p>
      <text:p text:style-name="P6"><text:s text:c="8"/>&lt;/div&gt;</text:p>
      <text:p text:style-name="P6"><text:s text:c="8"/>&lt;hr class="col-xs-12 hidden-xs"&gt;</text:p>
      <text:p text:style-name="P6"><text:s text:c="8"/>&lt;p class="col-xs-12"&gt; Copyright 2015, SJ AB | SJ använder cookies | Om webbplatsen&lt;/p&gt;</text:p>
      <text:p text:style-name="P6"><text:s/>&lt;/div&gt; &lt;!-- footer end --&gt;</text:p>
      <text:p text:style-name="P6">&lt;/div&gt; &lt;!-- Wrapper end --&gt;</text:p>
      <text:p text:style-name="P6"/>
      <text:p text:style-name="P6">&lt;!-- jQuery (necessary for Bootstrap's JavaScript plugins) --&gt;</text:p>
      <text:p text:style-name="P6">&lt;script src="https://ajax.googleapis.com/ajax/libs/jquery/1.11.3/jquery.min.js"&gt;&lt;/script&gt;</text:p>
      <text:p text:style-name="P6">&lt;!-- Latest compiled and minified JavaScript --&gt;</text:p>
      <text:p text:style-name="P6">&lt;script src="https://maxcdn.bootstrapcdn.com/bootstrap/3.3.5/js/bootstrap.min.js"&gt;&lt;/script&gt;</text:p>
      <text:p text:style-name="P6">&lt;/body&gt;</text:p>
      <text:p text:style-name="P6">&lt;/html&gt;</text:p>
      <text:p text:style-name="P6"/>
      <text:p text:style-name="P6"/>
      <text:p text:style-name="P7"/>
      <text:p text:style-name="P6"/>
      <text:p text:style-name="P6"/>
      <text:p text:style-name="P6"/>
      <text:p text:style-name="P6">body {</text:p>
      <text:p text:style-name="P6"><text:tab/>font-size:11px!important;</text:p>
      <text:p text:style-name="P6"><text:s text:c="8"/>font-family: Arial,Helvetica,sans-serif!important;</text:p>
      <text:p text:style-name="P6">}</text:p>
      <text:p text:style-name="P6"/>
      <text:p text:style-name="P6">/* fula till det för att matcha sj.se */</text:p>
      <text:p text:style-name="P6">* {border-radius: 0px!important;} </text:p>
      <text:p text:style-name="P6"/>
      <text:p text:style-name="P6">h6 {</text:p>
      <text:p text:style-name="P6"><text:s text:c="8"/>margin-top: 0px !important;</text:p>
      <text:p text:style-name="P6"><text:s text:c="8"/>margin-bottom: 0px !important;</text:p>
      <text:p text:style-name="P6">}</text:p>
      <text:p text:style-name="P6"/>
      <text:p text:style-name="P6">h5 { font-weight: bold!important;}</text:p>
      <text:p text:style-name="P6"/>
      <text:p text:style-name="P6">.wrapper {</text:p>
      <text:p text:style-name="P6"><text:s text:c="8"/>margin-top: 10px;</text:p>
      <text:p text:style-name="P6"><text:s text:c="8"/>margin-right: auto;</text:p>
      <text:p text:style-name="P6"><text:s text:c="8"/>margin-left: auto;</text:p>
      <text:p text:style-name="P6"><text:s text:c="8"/>width:1200px;</text:p>
      <text:p text:style-name="P6">}</text:p>
      <text:p text:style-name="P6"/>
      <text:p text:style-name="P6">.logoHead {</text:p>
      <text:p text:style-name="P6"><text:s text:c="8"/>max-height: 50px;</text:p>
      <text:p text:style-name="P6"><text:s text:c="8"/>margin-bottom:5px;</text:p>
      <text:p text:style-name="P6">}</text:p>
      <text:p text:style-name="P6"/>
      <text:p text:style-name="P6">.headObj {</text:p>
      <text:p text:style-name="P6"><text:s text:c="8"/>margin-bottom:2px;</text:p>
      <text:p text:style-name="P6">}</text:p>
      <text:p text:style-name="P6"/>
      <text:p text:style-name="P6"/>
      <text:p text:style-name="P6">/* main nav-bar styling */</text:p>
      <text:p text:style-name="P6"><text:soft-page-break/>.btnGroupNav .panel-body{</text:p>
      <text:p text:style-name="P6"><text:s text:c="8"/>padding-top: 0px;</text:p>
      <text:p text:style-name="P6"><text:s text:c="8"/>padding-bottom: 0px;</text:p>
      <text:p text:style-name="P6"><text:s text:c="8"/>background: linear-gradient(white,#e0e0e0)!important;</text:p>
      <text:p text:style-name="P6">}</text:p>
      <text:p text:style-name="P6"/>
      <text:p text:style-name="P6">.btnGroupNav button {</text:p>
      <text:p text:style-name="P6"><text:s text:c="8"/>border:none;</text:p>
      <text:p text:style-name="P6">}</text:p>
      <text:p text:style-name="P6"/>
      <text:p text:style-name="P6">.noborder {</text:p>
      <text:p text:style-name="P6"><text:s text:c="8"/>border:none!important;</text:p>
      <text:p text:style-name="P6">}</text:p>
      <text:p text:style-name="P6"/>
      <text:p text:style-name="P6">.borderLeft {</text:p>
      <text:p text:style-name="P6"><text:s text:c="8"/>border-left:1px dotted grey!important;</text:p>
      <text:p text:style-name="P6">}</text:p>
      <text:p text:style-name="P6"/>
      <text:p text:style-name="P6">.borderRight {</text:p>
      <text:p text:style-name="P6"><text:s text:c="8"/>border-right:1px dotted grey!important;</text:p>
      <text:p text:style-name="P6">}</text:p>
      <text:p text:style-name="P6">/* ----- */</text:p>
      <text:p text:style-name="P6"/>
      <text:p text:style-name="P6"/>
      <text:p text:style-name="P6">/* style the tabs */ </text:p>
      <text:p text:style-name="P6">.nav-pills li a {</text:p>
      <text:p text:style-name="P6"><text:s text:c="8"/>background: linear-gradient(white,#e0e0e0)!important;</text:p>
      <text:p text:style-name="P6"><text:s text:c="8"/>border-width:1px 1px 0px 1px;</text:p>
      <text:p text:style-name="P6"><text:s text:c="8"/>border-style: solid;</text:p>
      <text:p text:style-name="P6"><text:s text:c="8"/>border-color: lightgrey;</text:p>
      <text:p text:style-name="P6"><text:s text:c="8"/>border-top-left-radius:5px!important;</text:p>
      <text:p text:style-name="P6"><text:s text:c="8"/>border-top-right-radius:5px!important;</text:p>
      <text:p text:style-name="P6"><text:s text:c="8"/>margin: 0px 1px;</text:p>
      <text:p text:style-name="P6"/>
      <text:p text:style-name="P6"><text:s text:c="8"/>white-space: nowrap;</text:p>
      <text:p text:style-name="P6"><text:s text:c="8"/>overflow: hidden;</text:p>
      <text:p text:style-name="P6"><text:s text:c="8"/>text-overflow: ellipsis;</text:p>
      <text:p text:style-name="P6">}</text:p>
      <text:p text:style-name="P6"/>
      <text:p text:style-name="P6">.nav-pills {</text:p>
      <text:p text:style-name="P6"><text:s text:c="8"/>border-bottom:3px solid #626262;</text:p>
      <text:p text:style-name="P6">}</text:p>
      <text:p text:style-name="P6"/>
      <text:p text:style-name="P6">.nav-pills .active {</text:p>
      <text:p text:style-name="P6"><text:s text:c="8"/>border:none!important;</text:p>
      <text:p text:style-name="P6">}</text:p>
      <text:p text:style-name="P6"/>
      <text:p text:style-name="P6">.nav-pills .active a {</text:p>
      <text:p text:style-name="P6"><text:s text:c="8"/>background: linear-gradient(#9e9e9e,#626262)!important;</text:p>
      <text:p text:style-name="P6"><text:s text:c="8"/>color:white!important;</text:p>
      <text:p text:style-name="P6"><text:s text:c="8"/>border-color:#626262!important;</text:p>
      <text:p text:style-name="P6">}</text:p>
      <text:p text:style-name="P6"/>
      <text:p text:style-name="P6">/* -------- */</text:p>
      <text:p text:style-name="P6"/>
      <text:p text:style-name="P6"/>
      <text:p text:style-name="P6">/* Styling for the form part and tab content */</text:p>
      <text:p text:style-name="P6">.tab-content {</text:p>
      <text:p text:style-name="P6"><text:s text:c="8"/>margin-bottom: 15px;</text:p>
      <text:p text:style-name="P6">}</text:p>
      <text:p text:style-name="P6">.tab-content .orangeBG {</text:p>
      <text:p text:style-name="P6"><text:s text:c="8"/>margin-bottom: 10px;</text:p>
      <text:p text:style-name="P6"><text:s text:c="8"/>border: 1px solid red;</text:p>
      <text:p text:style-name="P6">}</text:p>
      <text:p text:style-name="P6"/>
      <text:p text:style-name="P6">.whiteBg {</text:p>
      <text:p text:style-name="P6"><text:tab/><text:tab/><text:tab/><text:tab/>background-color:white;</text:p>
      <text:p text:style-name="P6">}</text:p>
      <text:p text:style-name="P6"/>
      <text:p text:style-name="P6">.inputHolder { /* the forms */</text:p>
      <text:p text:style-name="P6"><text:tab/><text:tab/><text:tab/><text:tab/>background-color:white;</text:p>
      <text:p text:style-name="P6"><text:s text:c="8"/>border-right:2px solid #bbbbbb;</text:p>
      <text:p text:style-name="P6"><text:s text:c="8"/>border-bottom:2px solid #bbbbbb;</text:p>
      <text:p text:style-name="P6"><text:s text:c="8"/>padding-bottom: 15px;</text:p>
      <text:p text:style-name="P6">}</text:p>
      <text:p text:style-name="P6"/>
      <text:p text:style-name="P6">/* overwirtes bootstrap and </text:p>
      <text:p text:style-name="P6"><text:s/>* makes them smaller */ </text:p>
      <text:p text:style-name="P6">.inputHolder .form-control { </text:p>
      <text:p text:style-name="P6"><text:s text:c="8"/>height: auto;</text:p>
      <text:p text:style-name="P6"><text:s text:c="8"/>padding: 0px ;</text:p>
      <text:p text:style-name="P6">}</text:p>
      <text:p text:style-name="P6"/>
      <text:p text:style-name="P6">.inputHolder .btn {</text:p>
      <text:p text:style-name="P6"><text:s text:c="8"/>padding: 0px;</text:p>
      <text:p text:style-name="P6"><text:soft-page-break/><text:s text:c="8"/>background:none;</text:p>
      <text:p text:style-name="P6"><text:s text:c="8"/>text-align:left;</text:p>
      <text:p text:style-name="P6"><text:s text:c="8"/>overflow: hidden;</text:p>
      <text:p text:style-name="P6">}</text:p>
      <text:p text:style-name="P6">/* ---------- */</text:p>
      <text:p text:style-name="P6"/>
      <text:p text:style-name="P6"/>
      <text:p text:style-name="P6">/* misq utility classes */</text:p>
      <text:p text:style-name="P6">.border {</text:p>
      <text:p text:style-name="P6"><text:s text:c="8"/>border:1px solid black;</text:p>
      <text:p text:style-name="P6">}</text:p>
      <text:p text:style-name="P6"/>
      <text:p text:style-name="P6">.borderInherit * {</text:p>
      <text:p text:style-name="P6"><text:s text:c="8"/>border:1px solid black;</text:p>
      <text:p text:style-name="P6">}</text:p>
      <text:p text:style-name="P6"/>
      <text:p text:style-name="P6">.smallMargin {</text:p>
      <text:p text:style-name="P6"><text:s text:c="8"/>margin:5px!important;</text:p>
      <text:p text:style-name="P6">}</text:p>
      <text:p text:style-name="P6"/>
      <text:p text:style-name="P6">.BottomMargin {</text:p>
      <text:p text:style-name="P6"><text:s text:c="8"/>margin-bottom:15px!important;</text:p>
      <text:p text:style-name="P6">}</text:p>
      <text:p text:style-name="P6"/>
      <text:p text:style-name="P6">.greyBg {</text:p>
      <text:p text:style-name="P6"><text:tab/><text:tab/><text:tab/><text:tab/>background-color:#f1f1f1;</text:p>
      <text:p text:style-name="P6">}</text:p>
      <text:p text:style-name="P6"/>
      <text:p text:style-name="P6">.fatHr {</text:p>
      <text:p text:style-name="P6"><text:s text:c="8"/>border-width: 5px;</text:p>
      <text:p text:style-name="P6">}</text:p>
      <text:p text:style-name="P6"/>
      <text:p text:style-name="P6">.orangeBG {</text:p>
      <text:p text:style-name="P6"><text:s text:c="8"/>background-color:lightsalmon!important;</text:p>
      <text:p text:style-name="P6">}</text:p>
      <text:p text:style-name="P6"/>
      <text:p text:style-name="P6"/>
      <text:p text:style-name="P6">/* panel styling */</text:p>
      <text:p text:style-name="P6">.panel .panel-heading {</text:p>
      <text:p text:style-name="P6"><text:s text:c="8"/>background: linear-gradient(#9e9e9e,#626262)!important;</text:p>
      <text:p text:style-name="P6">}</text:p>
      <text:p text:style-name="P6"/>
      <text:p text:style-name="P6">.panel .panel-heading h6 {</text:p>
      <text:p text:style-name="P6"><text:s text:c="8"/>color: white;</text:p>
      <text:p text:style-name="P6"><text:s text:c="8"/>font-weight: bold;</text:p>
      <text:p text:style-name="P6">}</text:p>
      <text:p text:style-name="P6"/>
      <text:p text:style-name="P6">.yellowPanel .panel-body {</text:p>
      <text:p text:style-name="P6"><text:s text:c="8"/>background-color: #EDE8D9;</text:p>
      <text:p text:style-name="P6">}</text:p>
      <text:p text:style-name="P6"/>
      <text:p text:style-name="P6">.yellowPanel .panel-heading {</text:p>
      <text:p text:style-name="P6"><text:s text:c="8"/>background: linear-gradient(#ded7c7,#c8b68e)!important;</text:p>
      <text:p text:style-name="P6">}</text:p>
      <text:p text:style-name="P6"/>
      <text:p text:style-name="P6">.yellowPanel .panel-heading h6 {</text:p>
      <text:p text:style-name="P6"><text:s text:c="8"/>color:black;</text:p>
      <text:p text:style-name="P6">}</text:p>
      <text:p text:style-name="P6"/>
      <text:p text:style-name="P6">.yellowPanel hr {</text:p>
      <text:p text:style-name="P6"><text:s text:c="8"/>border-color:black;</text:p>
      <text:p text:style-name="P6">}</text:p>
      <text:p text:style-name="P6">/* ------------------------ */</text:p>
      <text:p text:style-name="P6"/>
      <text:p text:style-name="P6">.puff {</text:p>
      <text:p text:style-name="P6"><text:s text:c="8"/>margin-bottom: 15px;</text:p>
      <text:p text:style-name="P6">}</text:p>
      <text:p text:style-name="P6"/>
      <text:p text:style-name="P6">/* for lg */</text:p>
      <text:p text:style-name="P6">@media(min-width:1200px){}</text:p>
      <text:p text:style-name="P6">/* for md */</text:p>
      <text:p text:style-name="P6">@media(min-width:992px){}</text:p>
      <text:p text:style-name="P6">/* for sm */</text:p>
      <text:p text:style-name="P6">@media(min-width:768px){}</text:p>
      <text:p text:style-name="P6">/* for xs */</text:p>
      <text:p text:style-name="P6">@media(max-width:767px){}</text:p>
      <text:p text:style-name="P6"/>
      <text:p text:style-name="P6"/>
      <text:p text:style-name="P6">/* tablet */</text:p>
      <text:p text:style-name="P6">@media all and (max-width:1199px){</text:p>
      <text:p text:style-name="P6"><text:s text:c="8"/>/* removes the white space at </text:p>
      <text:p text:style-name="P6"><text:s text:c="9"/>* the wrappers sides on tablet and smaller*/</text:p>
      <text:p text:style-name="P6"><text:s text:c="8"/>.wrapper{</text:p>
      <text:p text:style-name="P6"><text:s text:c="16"/>width:auto;</text:p>
      <text:p text:style-name="P6"><text:s text:c="16"/>margin-left: none;</text:p>
      <text:p text:style-name="P6"><text:soft-page-break/><text:s text:c="16"/>margin-right: none;</text:p>
      <text:p text:style-name="P6"><text:s text:c="8"/>}</text:p>
      <text:p text:style-name="P6"><text:s text:c="8"/>/* --- */</text:p>
      <text:p text:style-name="P6"/>
      <text:p text:style-name="P6"><text:s text:c="8"/>.header .panel {</text:p>
      <text:p text:style-name="P6"><text:s text:c="16"/>margin-bottom: 2px !important;</text:p>
      <text:p text:style-name="P6"><text:s text:c="8"/>}</text:p>
      <text:p text:style-name="P6"/>
      <text:p text:style-name="P6"><text:s text:c="8"/>.greyBgTab {</text:p>
      <text:p text:style-name="P6"><text:s text:c="16"/>background-color: #f1f1f1;</text:p>
      <text:p text:style-name="P6"><text:s text:c="8"/>}</text:p>
      <text:p text:style-name="P6">}</text:p>
      <text:p text:style-name="P6"/>
      <text:p text:style-name="P6">/* phone */</text:p>
      <text:p text:style-name="P6">@media all and (max-width:767px){</text:p>
      <text:p text:style-name="P6"><text:s text:c="8"/>/* for the form/tab-content */</text:p>
      <text:p text:style-name="P6"><text:s text:c="8"/>/* to make them on white bg at xs */</text:p>
      <text:p text:style-name="P6"><text:s text:c="8"/>.greyBg {</text:p>
      <text:p text:style-name="P6"><text:s text:c="15"/>background-color: white; </text:p>
      <text:p text:style-name="P6"><text:s text:c="8"/>}</text:p>
      <text:p text:style-name="P6"><text:s text:c="8"/>.greyBgTab{</text:p>
      <text:p text:style-name="P6"><text:s text:c="16"/>background-color: white;</text:p>
      <text:p text:style-name="P6"><text:s text:c="8"/>}</text:p>
      <text:p text:style-name="P6"><text:s text:c="8"/>.inputHolder {</text:p>
      <text:p text:style-name="P6"><text:s text:c="16"/>border:none;</text:p>
      <text:p text:style-name="P6"><text:s text:c="16"/>padding: none;</text:p>
      <text:p text:style-name="P6"><text:s text:c="8"/>}</text:p>
      <text:p text:style-name="P6"><text:s text:c="8"/>/* -- */</text:p>
      <text:p text:style-name="P6"/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v" fo:country="S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7T21:28:18.601145977</meta:creation-date>
    <dc:date>2015-09-28T00:35:32.919394547</dc:date>
    <meta:editing-duration>PT6M2S</meta:editing-duration>
    <meta:editing-cycles>2</meta:editing-cycles>
    <meta:generator>LibreOffice/4.4.5.2$Linux_X86_64 LibreOffice_project/40m0$Build-2</meta:generator>
    <meta:document-statistic meta:table-count="0" meta:image-count="0" meta:object-count="0" meta:page-count="8" meta:paragraph-count="480" meta:word-count="1853" meta:character-count="21551" meta:non-whitespace-character-count="14737"/>
  </office:meta>
</office:document-meta>
</file>